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6e07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613e1" officeooo:paragraph-rsid="001613e1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rsid="0027ae72" officeooo:paragraph-rsid="0027ae72"/>
    </style:style>
    <style:style style:name="T1" style:family="text">
      <style:text-properties officeooo:rsid="0014070c"/>
    </style:style>
    <style:style style:name="T2" style:family="text">
      <style:text-properties officeooo:rsid="0016e07b"/>
    </style:style>
    <style:style style:name="T3" style:family="text">
      <style:text-properties officeooo:rsid="0018408f"/>
    </style:style>
    <style:style style:name="T4" style:family="text">
      <style:text-properties officeooo:rsid="0019305f"/>
    </style:style>
    <style:style style:name="T5" style:family="text">
      <style:text-properties officeooo:rsid="001a6161"/>
    </style:style>
    <style:style style:name="T6" style:family="text">
      <style:text-properties officeooo:rsid="001c33a4"/>
    </style:style>
    <style:style style:name="T7" style:family="text">
      <style:text-properties officeooo:rsid="001d3a58"/>
    </style:style>
    <style:style style:name="T8" style:family="text">
      <style:text-properties officeooo:rsid="001ef469"/>
    </style:style>
    <style:style style:name="T9" style:family="text">
      <style:text-properties officeooo:rsid="00206874"/>
    </style:style>
    <style:style style:name="T10" style:family="text">
      <style:text-properties officeooo:rsid="00281b39"/>
    </style:style>
    <style:style style:name="T11" style:family="text">
      <style:text-properties officeooo:rsid="0029c99e"/>
    </style:style>
    <style:style style:name="T12" style:family="text">
      <style:text-properties officeooo:rsid="002d029c"/>
    </style:style>
    <style:style style:name="T13" style:family="text">
      <style:text-properties officeooo:rsid="002f003a"/>
    </style:style>
    <style:style style:name="T14" style:family="text">
      <style:text-properties fo:font-weight="bold" officeooo:rsid="002f003a" style:font-weight-asian="bold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mans 16:17-27</text:h>
      <text:h text:style-name="Heading_20_2" text:outline-level="2"><text:bookmark text:name="en-GNT-31387"/>Final Instructions <text:span text:style-name="T1">(17-24)</text:span></text:h>
      <text:list xml:id="list3672842027" text:style-name="L1">
        <text:list-item>
          <text:p text:style-name="P2">I urge you, my friends: watch out for those who cause divisions and upset people's faith and go against the teaching which you have received. Keep away from them! <text:bookmark text:name="en-GNT-31388"/>For those who do such things are not serving Christ our Lord, but their own appetites. By their fine words and flattering speech they deceive innocent people. <text:bookmark text:name="en-GNT-31389"/>Everyone has heard of your loyalty to the gospel, and for this reason I am happy about you. I want you to be wise about what is good, but innocent in what is evil. <text:bookmark text:name="en-GNT-31390"/>And God, our source of peace, will soon crush Satan under your feet. The grace of our Lord Jesus be with you. Timothy, my fellow worker, sends you his greetings; and so do Lucius, Jason, and Sosipater, fellow Jews.<text:bookmark text:name="en-GNT-31392"/> I, Tertius, the writer of this letter, send you Christian greetings.<text:bookmark text:name="en-GNT-31393"/> My host Gaius, in whose house the church meets, sends you his greetings; Erastus, the city treasurer, and our brother Quartus send you their greetings.</text:p>
        </text:list-item>
        <text:list-item>
          <text:p text:style-name="P3"><text:bookmark text:name="en-GNT-31394"/>The final instruction is on vigilance; there are those who are on a mission to cause divisions and upset others faith against teaching<text:span text:style-name="T7">s</text:span> of the faith of the good news. <text:span text:style-name="T2">Such people use fine words and flattering speech to deceive innocent people; </text:span><text:span text:style-name="T3">all this </text:span><text:span text:style-name="T4">they do </text:span><text:span text:style-name="T3">to satisfy their own appetites. </text:span><text:span text:style-name="T5">Let’s know the word by studying it diligently as individuals and as groups that really want to </text:span><text:span text:style-name="T8">live according</text:span><text:span text:style-name="T9">ly</text:span><text:span text:style-name="T8"> to</text:span><text:span text:style-name="T5"> </text:span><text:span text:style-name="T6">this faith; and also by the help of Gods Spirit we can be wise about what is good and innocent in what is evil.</text:span></text:p>
        </text:list-item>
      </text:list>
      <text:h text:style-name="P1" text:outline-level="2">Concluding Prayer of Praise <text:span text:style-name="T1">(25-27)</text:span></text:h>
      <text:list xml:id="list3902856791" text:style-name="L2">
        <text:list-item>
          <text:p text:style-name="P4">Let us give glory to God! He is able to make you stand firm in your faith, according to the Good News I preach about Jesus Christ and according to the revelation of the secret truth which was hidden for long ages in the past. <text:bookmark text:name="en-GNT-31396"/>Now, however, that truth has been brought out into the open through the writings of the prophets; and by the command of the eternal God it is made known to all nations, so that all may believe and obey.<text:bookmark text:name="en-GNT-31397"/> To the only God, who alone is all-wise, be glory through Jesus Christ forever! Amen.</text:p>
        </text:list-item>
        <text:list-item>
          <text:p text:style-name="P5">Glory to God who makes us stand firm in our faith, according to the good news about Jesus Christ. <text:span text:style-name="T10">The secrets prophesied by the prophets are now open to all and all people can now believe and obey. </text:span><text:span text:style-name="T11">Glory, reverence, praise, worship </text:span><text:span text:style-name="T12">be </text:span><text:span text:style-name="T11">to the God of peace and wisdom through Jesus Christ. </text:span><text:span text:style-name="T14">AMEN!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08:06:41.981182266</meta:creation-date>
    <dc:date>2021-10-05T08:42:34.000553325</dc:date>
    <meta:editing-duration>PT35M42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7" meta:word-count="427" meta:character-count="2326" meta:non-whitespace-character-count="1910"/>
  </office:meta>
</office:document-meta>
</file>